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0b54" officeooo:paragraph-rsid="00000b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d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6T13:36:54.690000000</meta:creation-date>
    <dc:date>2020-12-06T13:37:13.497000000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0.3.1$Windows_X86_64 LibreOffice_project/d7547858d014d4cf69878db179d326fc3483e082</meta:generator>
  </office:meta>
</office:document-meta>
</file>